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Répondre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12.394cm" svg:height="6.015cm" svg:x="8.406cm" svg:y="3.5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4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7.93cm" svg:height="6.519cm" svg:x="10.2cm" svg:y="3.25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14.554cm" svg:height="4.233cm" svg:x="6.6cm" svg:y="3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15.26cm" svg:height="10.257cm" svg:x="6.6cm" svg:y="2.9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4" draw:layer="layout" svg:width="19.933cm" svg:height="5.417cm" svg:x="4.2cm" svg:y="3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12.394cm" svg:height="6.015cm" svg:x="2cm" svg:y="3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6.833cm" svg:height="1.947cm" svg:x="17.167cm" svg:y="5.6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7.93cm" svg:height="6.519cm" svg:x="5.2cm" svg:y="3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6.008cm" svg:height="2.199cm" svg:x="16.6cm" svg:y="5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4" draw:layer="layout" svg:width="14.632cm" svg:height="4.233cm" svg:x="6.6cm" svg:y="3.6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15.26cm" svg:height="10.257cm" svg:x="6.6cm" svg:y="2.9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19.92cm" svg:height="9.665cm" svg:x="4.201cm" svg:y="3.3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25T06:14:28.480000000</dc:date>
    <meta:editing-duration>PT1H7M39S</meta:editing-duration>
    <meta:editing-cycles>12</meta:editing-cycles>
    <meta:generator>LibreOffice/6.3.6.2$Windows_X86_64 LibreOffice_project/2196df99b074d8a661f4036fca8fa0cbfa33a497</meta:generator>
    <meta:document-statistic meta:object-count="84"/>
  </office:meta>
</office:document-meta>
</file>

<file path=Object 1/content.xml><?xml version="1.0" encoding="utf-8"?>
<math xmlns="http://www.w3.org/1998/Math/MathML" display="block">
  <semantics>
    <mtable>
      <mtr>
        <mtd>
          <mtext> Compléter l'égalité.</mtext>
        </mtd>
      </mtr>
      <mtr>
        <mtd>
          <mrow>
            <mn>0,015</mn>
            <mrow>
              <mtext> </mtext>
              <mo stretchy="false">=</mo>
              <mtext> </mtext>
            </mrow>
            <mo stretchy="false">…</mo>
            <mrow>
              <mtext> </mtext>
              <mo stretchy="false">×</mo>
              <msup>
                <mn>10</mn>
                <mrow>
                  <mo stretchy="false">−</mo>
                  <mn>2</mn>
                </mrow>
              </msup>
            </mrow>
          </mrow>
        </mtd>
      </mtr>
    </mtable>
    <annotation encoding="StarMath 5.0">" Compléter l'égalité."newline
0,015" " =" " dotslow " "times 10^{ -2 }</annotation>
  </semantics>
</math>
</file>

<file path=Object 10/content.xml><?xml version="1.0" encoding="utf-8"?>
<math xmlns="http://www.w3.org/1998/Math/MathML" display="block">
  <semantics>
    <mtable>
      <mtr>
        <mtd>
          <mtext> Convertir </mtext>
        </mtd>
      </mtr>
      <mtr>
        <mtd>
          <mrow>
            <mn>5200</mn>
            <msup>
              <mtext> cm</mtext>
              <mn>3</mn>
            </msup>
          </mrow>
        </mtd>
      </mtr>
      <mtr>
        <mtd>
          <mrow>
            <msup>
              <mtext> en dm</mtext>
              <mn>3</mn>
            </msup>
            <mi>.</mi>
          </mrow>
        </mtd>
      </mtr>
    </mtable>
    <annotation encoding="StarMath 5.0">" Convertir " newline
5200" cm"^3newline " en dm"^3 .</annotation>
  </semantics>
</math>
</file>

<file path=Object 11/content.xml><?xml version="1.0" encoding="utf-8"?>
<math xmlns="http://www.w3.org/1998/Math/MathML" display="block">
  <semantics>
    <mtable>
      <mtr>
        <mtd>
          <mtext>Compléter avec un</mtext>
        </mtd>
      </mtr>
      <mtr>
        <mtd>
          <mtext>symbole d'inégalité : </mtext>
        </mtd>
      </mtr>
      <mtr>
        <mtd>
          <mrow>
            <mtext>          </mtext>
            <mo stretchy="false">&lt;</mo>
            <mtext>  ou  </mtext>
            <mo stretchy="false">&gt;</mo>
            <mtext> </mtext>
          </mrow>
        </mtd>
      </mtr>
      <mtr>
        <mtd>
          <mrow>
            <mfrac>
              <mn>3</mn>
              <mn>10</mn>
            </mfrac>
            <mstyle color="green">
              <mrow>
                <mtext> </mtext>
                <mo stretchy="false">&lt;</mo>
                <mtext> </mtext>
              </mrow>
            </mstyle>
            <mfrac>
              <mn>3</mn>
              <mn>7</mn>
            </mfrac>
          </mrow>
        </mtd>
      </mtr>
    </mtable>
    <annotation encoding="StarMath 5.0">"Compléter avec un" newline
"symbole d'inégalité : "newline
"          "&lt;"  ou  "&gt;" "newline
3 over 10 color green{" "&lt;" "}3 over 7</annotation>
  </semantics>
</math>
</file>

<file path=Object 13/content.xml><?xml version="1.0" encoding="utf-8"?>
<math xmlns="http://www.w3.org/1998/Math/MathML" display="block">
  <semantics>
    <mstyle color="green">
      <mrow>
        <mn>5,2</mn>
        <msup>
          <mtext> dm</mtext>
          <mn>3</mn>
        </msup>
      </mrow>
    </mstyle>
    <annotation encoding="StarMath 5.0">color green{5,2" dm"^3}</annotation>
  </semantics>
</math>
</file>

<file path=Object 2/content.xml><?xml version="1.0" encoding="utf-8"?>
<math xmlns="http://www.w3.org/1998/Math/MathML" display="block">
  <semantics>
    <mtable>
      <mtr>
        <mtd>
          <mtext>Compléter avec un</mtext>
        </mtd>
      </mtr>
      <mtr>
        <mtd>
          <mtext>symbole d'inégalité : </mtext>
        </mtd>
      </mtr>
      <mtr>
        <mtd>
          <mrow>
            <mtext>          </mtext>
            <mo stretchy="false">&lt;</mo>
            <mtext>  ou  </mtext>
            <mo stretchy="false">&gt;</mo>
            <mtext> </mtext>
          </mrow>
        </mtd>
      </mtr>
      <mtr>
        <mtd>
          <mrow>
            <mfrac>
              <mn>3</mn>
              <mn>10</mn>
            </mfrac>
            <mtext> </mtext>
            <mo stretchy="false">…</mo>
            <mtext> </mtext>
            <mfrac>
              <mn>3</mn>
              <mn>7</mn>
            </mfrac>
          </mrow>
        </mtd>
      </mtr>
    </mtable>
    <annotation encoding="StarMath 5.0">"Compléter avec un" newline
"symbole d'inégalité : "newline
"          "&lt;"  ou  "&gt;" "newline
3 over 10" "dotslow" "3 over 7</annotation>
  </semantics>
</math>
</file>

<file path=Object 3/content.xml><?xml version="1.0" encoding="utf-8"?>
<math xmlns="http://www.w3.org/1998/Math/MathML" display="block">
  <semantics>
    <mtable>
      <mtr>
        <mtd>
          <mtext>Calculer l'ordonnée du point</mtext>
        </mtd>
      </mtr>
      <mtr>
        <mtd>
          <mtext>d'abscisse 10 apprtenant à la </mtext>
        </mtd>
      </mtr>
      <mtr>
        <mtd>
          <mrow>
            <mtext>droite d'équation </mtext>
            <mi>y</mi>
            <mrow>
              <mtext> </mtext>
              <mo stretchy="false">=</mo>
              <mtext> </mtext>
            </mrow>
            <mn>3</mn>
            <mrow>
              <mi>x</mi>
              <mo stretchy="false">−</mo>
              <mn>14</mn>
            </mrow>
          </mrow>
        </mtd>
      </mtr>
    </mtable>
    <annotation encoding="StarMath 5.0">"Calculer l'ordonnée du point"newline
"d'abscisse 10 apprtenant à la "newline
"droite d'équation "y" "=" "3x-14</annotation>
  </semantics>
</math>
</file>

<file path=Object 4/content.xml><?xml version="1.0" encoding="utf-8"?>
<math xmlns="http://www.w3.org/1998/Math/MathML" display="block">
  <semantics>
    <mtable>
      <mtr>
        <mtd>
          <mtext>      Convertir </mtext>
        </mtd>
      </mtr>
      <mtr>
        <mtd>
          <mrow>
            <mn>33,02</mn>
            <mtext> kilomètres</mtext>
          </mrow>
        </mtd>
      </mtr>
      <mtr>
        <mtd>
          <mtext>      en mètres.</mtext>
        </mtd>
      </mtr>
    </mtable>
    <annotation encoding="StarMath 5.0">"      Convertir " newline
33,02" kilomètres"newline "      en mètres."</annotation>
  </semantics>
</math>
</file>

<file path=Object 5/content.xml><?xml version="1.0" encoding="utf-8"?>
<math xmlns="http://www.w3.org/1998/Math/MathML" display="block">
  <semantics>
    <mtable>
      <mtr>
        <mtd>
          <mtext> Convertir </mtext>
        </mtd>
      </mtr>
      <mtr>
        <mtd>
          <mrow>
            <mn>5200</mn>
            <msup>
              <mtext> cm</mtext>
              <mn>3</mn>
            </msup>
          </mrow>
        </mtd>
      </mtr>
      <mtr>
        <mtd>
          <mrow>
            <msup>
              <mtext> en dm</mtext>
              <mn>3</mn>
            </msup>
            <mi>.</mi>
          </mrow>
        </mtd>
      </mtr>
    </mtable>
    <annotation encoding="StarMath 5.0">" Convertir " newline
5200" cm"^3newline " en dm"^3 .</annotation>
  </semantics>
</math>
</file>

<file path=Object 6/content.xml><?xml version="1.0" encoding="utf-8"?>
<math xmlns="http://www.w3.org/1998/Math/MathML" display="block">
  <semantics>
    <mtable>
      <mtr>
        <mtd>
          <mtext> Compléter l'égalité.</mtext>
        </mtd>
      </mtr>
      <mtr>
        <mtd>
          <mrow>
            <mn>0,015</mn>
            <mrow>
              <mtext> </mtext>
              <mo stretchy="false">=</mo>
              <mrow>
                <mstyle color="green">
                  <mrow>
                    <mtext> </mtext>
                    <mn>1,5</mn>
                    <mtext> </mtext>
                  </mrow>
                </mstyle>
                <mo stretchy="false">×</mo>
                <msup>
                  <mn>10</mn>
                  <mrow>
                    <mo stretchy="false">−</mo>
                    <mn>2</mn>
                  </mrow>
                </msup>
              </mrow>
            </mrow>
          </mrow>
        </mtd>
      </mtr>
    </mtable>
    <annotation encoding="StarMath 5.0">" Compléter l'égalité."newline
0,015" " =color green{" " 1,5 " "}times 10^{ -2 }</annotation>
  </semantics>
</math>
</file>

<file path=Object 7/content.xml><?xml version="1.0" encoding="utf-8"?>
<math xmlns="http://www.w3.org/1998/Math/MathML" display="block">
  <semantics>
    <mtable>
      <mtr>
        <mtd>
          <mtext>Calculer l'ordonnée du point</mtext>
        </mtd>
      </mtr>
      <mtr>
        <mtd>
          <mtext>d'abscisse 10 apprtenant à la </mtext>
        </mtd>
      </mtr>
      <mtr>
        <mtd>
          <mrow>
            <mtext>droite d'équation </mtext>
            <mi>y</mi>
            <mrow>
              <mtext> </mtext>
              <mo stretchy="false">=</mo>
              <mtext> </mtext>
            </mrow>
            <mn>3</mn>
            <mrow>
              <mi>x</mi>
              <mo stretchy="false">−</mo>
              <mn>14</mn>
            </mrow>
          </mrow>
        </mtd>
      </mtr>
      <mtr>
        <mtd>
          <mstyle mathsize="60pt">
            <mstyle color="green">
              <mn>16</mn>
            </mstyle>
          </mstyle>
        </mtd>
      </mtr>
      <mtr>
        <mtd>
          <mstyle color="aqua">
            <mrow>
              <mtext/>
              <mo stretchy="false">=</mo>
              <mrow>
                <mrow>
                  <mn>3</mn>
                  <mo stretchy="false">×</mo>
                  <mn>10</mn>
                </mrow>
                <mo stretchy="false">−</mo>
                <mn>14</mn>
              </mrow>
            </mrow>
          </mstyle>
        </mtd>
      </mtr>
    </mtable>
    <annotation encoding="StarMath 5.0">"Calculer l'ordonnée du point"newline
"d'abscisse 10 apprtenant à la "newline
"droite d'équation "y" "=" "3x-14 newline
size 60{color green { 16 }} newline
color cyan{ ""=3 times 10 - 14 }</annotation>
  </semantics>
</math>
</file>

<file path=Object 8/content.xml><?xml version="1.0" encoding="utf-8"?>
<math xmlns="http://www.w3.org/1998/Math/MathML" display="block">
  <semantics>
    <mtable>
      <mtr>
        <mtd>
          <mtext>      Convertir </mtext>
        </mtd>
      </mtr>
      <mtr>
        <mtd>
          <mrow>
            <mn>33,02</mn>
            <mtext> kilomètres</mtext>
          </mrow>
        </mtd>
      </mtr>
      <mtr>
        <mtd>
          <mtext>      en mètres.</mtext>
        </mtd>
      </mtr>
    </mtable>
    <annotation encoding="StarMath 5.0">"      Convertir " newline
33,02" kilomètres"newline "      en mètres."</annotation>
  </semantics>
</math>
</file>

<file path=Object 9/content.xml><?xml version="1.0" encoding="utf-8"?>
<math xmlns="http://www.w3.org/1998/Math/MathML" display="block">
  <semantics>
    <mstyle color="green">
      <mrow>
        <mn>33020</mn>
        <mtext> m</mtext>
      </mrow>
    </mstyle>
    <annotation encoding="StarMath 5.0">color green{ 33020 " m"}</annotation>
  </semantics>
</math>
</file>